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974b" officeooo:paragraph-rsid="0013974b"/>
    </style:style>
    <style:style style:name="P2" style:family="paragraph" style:parent-style-name="Preformatted_20_Text">
      <style:text-properties officeooo:rsid="00144a55" officeooo:paragraph-rsid="00144a55"/>
    </style:style>
    <style:style style:name="T1" style:family="text">
      <style:text-properties officeooo:rsid="0010b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protagonist is an overly proud knight with a big smile and blonde hair. <text:span text:style-name="T1">Never formally called by name, he is referred to as “The Hero”.</text:span></text:p>
      <text:p text:style-name="Preformatted_20_Text"/>
      <text:p text:style-name="P1">He must save a princess from a tower known as “Clocktowel”.</text:p>
      <text:p text:style-name="P1"/>
      <text:p text:style-name="P2">Ascending the tower, the hero must solve various puzzl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7T20:54:44.671348347</dc:date>
    <meta:editing-duration>PT11M2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6" meta:character-count="255" meta:non-whitespace-character-count="212"/>
  </office:meta>
</office:document-meta>
</file>